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34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/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2] * [.F2]" office:value-type="currency" office:currency="EUR" office:value="37">
            <text:p>€ 37,00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[.E3] * [.F3]" office:value-type="currency" office:currency="EUR" office:value="22">
            <text:p>€ 22,00</text:p>
          </table:table-cell>
          <table:table-cell table:formula="of:=AVERAGE([.F2:.F61])" office:value-type="currency" office:currency="EUR" office:value="12.0766666666667">
            <text:p>€ 12,08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/>
          <table:table-cell table:formula="of:=[.E4] * [.F4]" office:value-type="currency" office:currency="EUR" office:value="22.5">
            <text:p>€ 22,50</text:p>
          </table:table-cell>
          <table:table-cell table:formula="of:=COUNTIF([.C2:.C61]; &quot;Vino&quot;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/>
          <table:table-cell table:formula="of:=[.E5] * [.F5]" office:value-type="currency" office:currency="EUR" office:value="72">
            <text:p>€ 72,00</text:p>
          </table:table-cell>
          <table:table-cell table:formula="of:=SUMIF([.D2:.D61];&quot;Toscana&quot;;[.E2:.E6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/>
          <table:table-cell table:formula="of:=[.E6] * [.F6]" office:value-type="currency" office:currency="EUR" office:value="15">
            <text:p>€ 15,00</text:p>
          </table:table-cell>
          <table:table-cell table:style-name="ce7" table:formula="of:=AVERAGEIF([.C2:.C61]; &quot;Olio&quot;; [.F2:.F61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/>
          <table:table-cell table:formula="of:=[.E7] * [.F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8] * [.F8]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9] * [.F9]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[.E10] * [.F1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11] * [.F11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12] * [.F12]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13] * [.F13]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/>
          <table:table-cell table:formula="of:=[.E14] * [.F14]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15] * [.F15]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16] * [.F16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[.E17] * [.F1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18] * [.F18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19] * [.F19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20] * [.F20]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21] * [.F21]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/>
          <table:table-cell table:formula="of:=[.E22] * [.F22]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23] * [.F23]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[.E24] * [.F24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[.E25] * [.F25]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26] * [.F26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27] * [.F27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/>
          <table:table-cell table:formula="of:=[.E28] * [.F28]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29] * [.F29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30] * [.F30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/>
          <table:table-cell table:formula="of:=[.E31] * [.F31]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32] * [.F32]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/>
          <table:table-cell table:formula="of:=[.E33] * [.F33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34] * [.F34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35] * [.F35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36] * [.F36]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37] * [.F37]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38] * [.F38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[.E39] * [.F39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/>
          <table:table-cell table:formula="of:=[.E40] * [.F40]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41] * [.F41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42] * [.F42]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/>
          <table:table-cell table:formula="of:=[.E43] * [.F43]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44] * [.F44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45] * [.F45]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[.E46] * [.F46]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/>
          <table:table-cell table:formula="of:=[.E47] * [.F47]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48] * [.F48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/>
          <table:table-cell table:formula="of:=[.E49] * [.F49]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50] * [.F50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[.E51] * [.F51]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52] * [.F52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53] * [.F53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/>
          <table:table-cell table:formula="of:=[.E54] * [.F54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/>
          <table:table-cell table:formula="of:=[.E55] * [.F55]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56] * [.F56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57] * [.F57]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/>
          <table:table-cell table:formula="of:=[.E58] * [.F58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[.E59] * [.F59]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60] * [.F6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[.E61] * [.F61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5">15/05/2025</text:date>, <text:time>17.19.3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7:19:30</dc:date>
    <meta:generator>OpenOffice/4.1.15$Unix OpenOffice.org_project/4115m2$Build-9813</meta:generator>
    <meta:editing-duration>PT34M53S</meta:editing-duration>
    <meta:editing-cycles>2</meta:editing-cycles>
    <meta:document-statistic meta:table-count="1" meta:cell-count="554" meta:object-count="0"/>
  </office:meta>
</office:document-meta>
</file>